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5" style:family="paragraph" style:parent-style-name="No_20_Spacing">
      <style:text-properties style:font-name="Century Gothic"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en" fo:country="SG" style:font-name-asian="Calibri1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language="en" fo:country="SG" fo:font-weight="bold" style:font-name-asian="Calibri1" style:language-asian="zh" style:country-asian="CN" style:font-weight-asian="bold" style:font-name-complex="Courier New"/>
    </style:style>
    <style:style style:name="T7" style:family="text">
      <style:text-properties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placeholder text:placeholder-type="text">&lt;o.name&gt;</text:placeholder></text:span>. </text:p>
      <text:p text:style-name="P2">Company Registration No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2"><text:span text:style-name="T2">NOTICE OF MEETING</text:span> </text:p>
      <text:p text:style-name="P1"/>
      <text:p text:style-name="P1"/>
      <text:p text:style-name="P1"/>
      <text:p text:style-name="P1"/>
      <text:p text:style-name="P1">Agreement by members to shorter notice than is required by Section 177(2) of the Company Act, Cap. 50 to be given for First Annual General Meeting. </text:p>
      <text:p text:style-name="P1"/>
      <text:p text:style-name="P1">Pursuant to Section 177(3) (a) of the Companies, Act, Cap. 50, we, the undersigned being the members of <text:span text:style-name="T6"><text:placeholder text:placeholder-type="text">&lt;o.name&gt;</text:placeholder></text:span><text:span text:style-name="T1">.</text:span> entitled to attend and vote at an Annual General Meeting to be held on <text:span text:style-name="T1">____________________</text:span> at <text:span text:style-name="T4"><text:placeholder text:placeholder-type="text">&lt;get_timenow_12h()&gt;</text:placeholder></text:span> at <text:span text:style-name="T7"><text:placeholder text:placeholder-type="text">&lt;get_partner_full_address(o.id)&gt;</text:placeholder></text:span> shall notwithstanding that it is called by notice shorter than is required by Section 177(2)of the Act be deemed to be duly called. </text:p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8"/>
      <text:p text:style-name="P5"/>
      <text:p text:style-name="P5"/>
      <text:p text:style-name="P8">_______________________________<text:tab/><text:tab/><text:tab/> <text:tab/> </text:p>
      <text:p text:style-name="P8"><text:span text:style-name="T5"><text:placeholder text:placeholder-type="text">&lt;get_director1(o.id)['name']&gt;</text:placeholder></text:span><text:tab/> <text:s text:c="16"/><text:tab/> </text:p>
      <text:p text:style-name="P6">Director <text:tab/></text:p>
      <text:p text:style-name="P6"/>
      <text:p text:style-name="P1"/>
      <text:p text:style-name="P1">Date : <text:span text:style-name="T4"><text:placeholder text:placeholder-type="text">&lt;get_datenow()&gt;</text:placeholder></text:span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9:17</meta:creation-date>
    <dc:date>2015-12-17T08:12:48</dc:date>
    <dc:creator>phung11764 </dc:creator>
    <meta:editing-duration>PT3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16" meta:character-count="818" meta:non-whitespace-character-count="676"/>
  </office:meta>
</office:document-meta>
</file>